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S. Solomon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7 March 1873</text:p>
      <text:p text:style-name="P5">Month<text:tab/><text:tab/><text:tab/><text:tab/><text:tab/><text:tab/>March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Washington, D. C.</text:p>
      <text:p text:style-name="P5">State<text:tab/><text:tab/><text:tab/><text:tab/><text:tab/><text:tab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Washington D. C./</text:span></text:p>
      <text:p text:style-name="P3"><text:span text:style-name="T1">March 27' 1873./</text:span></text:p>
      <text:p text:style-name="P2"><text:span text:style-name="T1">Rev. S. Morais/</text:span></text:p>
      <text:p text:style-name="P2"><text:span text:style-name="T1"><text:tab/>Dr. Sir,/</text:span></text:p>
      <text:p text:style-name="P2"><text:span text:style-name="T1"><text:tab/><text:tab/>Your kind/ letter of the 20</text:span><text:span text:style-name="T2">th</text:span><text:span text:style-name="T1"> I/ recd in due course/ and thank you per,/sonally for your/ prompt reply and/ compliance with the/ request contained/ in my last./</text:span></text:p>
      <text:p text:style-name="P2"><text:span text:style-name="T1"><text:tab/>The Congregation/</text:span></text:p>
      <text:p text:style-name="P2"><text:span text:style-name="T1"/></text:p>
      <text:p text:style-name="P2"><text:span text:style-name="T1">[Page 2]</text:span></text:p>
      <text:p text:style-name="P2"><text:span text:style-name="T1">desire me to say/ to you, that upon fur,/ther consultation they/ think that on ac,/count of the unusu,/al dulness[sic] of the/ season it will be/ well to postpone for/ the present, the Lec,/ture you has[sic] so kind,/ly offered to deliver/ and to thank you/ for the earnest of/ your good wishes./</text:span></text:p>
      <text:p text:style-name="P2"><text:span text:style-name="T1"><text:tab/>Very Respy/</text:span></text:p>
      <text:p text:style-name="P2"><text:span text:style-name="T1"><text:tab/>A. S. Solomons/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1:34:33</meta:creation-date>
    <dc:date>2009-05-18T11:45:54</dc:date>
    <dc:language>en-US</dc:language>
    <meta:editing-cycles>2</meta:editing-cycles>
    <meta:editing-duration>PT1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274" meta:character-count="1855"/>
  </office:meta>
</office:document-meta>
</file>